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.028in" fo:text-align="center" style:writing-mode="lr-tb"/>
    </style:style>
    <style:style style:name="P3" style:family="paragraph">
      <loext:graphic-properties draw:fill="solid" draw:fill-color="#ffffff"/>
      <style:paragraph-properties fo:margin-top="0in" fo:margin-bottom="0.028in" fo:text-align="center" style:writing-mode="lr-tb"/>
    </style:style>
    <style:style style:name="T1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311in" svg:stroke-color="#000000" draw:marker-start="msArrowEnd_20_6" draw:marker-start-width="0.1457in" draw:marker-start-center="false" draw:marker-end="msArrowEnd_20_6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3.6358in" svg:height="0.7421in" svg:x="0in" svg:y="0in"><text:p/></draw:rect><draw:frame draw:style-name="gr3" draw:text-style-name="P3" svg:width="1.0386in" svg:height="0.4831in" svg:x="0.2591in" svg:y="0.1283in"><draw:text-box><text:p text:style-name="P2"><text:span text:style-name="T1"/></text:p><text:p text:style-name="P2"><text:span text:style-name="T2">MLS Host 1</text:span></text:p></draw:text-box></draw:frame><draw:frame draw:style-name="gr3" draw:text-style-name="P3" svg:width="1.0004in" svg:height="0.4831in" svg:x="2.3366in" svg:y="0.1283in"><draw:text-box><text:p text:style-name="P2"><text:span text:style-name="T1"/></text:p><text:p text:style-name="P2"><text:span text:style-name="T2">MLS Host 2</text:span></text:p></draw:text-box></draw:frame><draw:line draw:style-name="gr4" draw:text-style-name="P1" svg:x1="1.2984in" svg:y1="0.3528in" svg:x2="2.3366in" svg:y2="0.3543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6" draw:display-name="msArrowEnd 6" svg:viewBox="0 0 210 350" svg:d="M105 0l105 35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0.9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19:43.721755089</meta:creation-date>
    <dc:date>2020-07-30T14:21:45.908194071</dc:date>
    <meta:editing-duration>PT2M2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